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9/29/19</text:p>
      <text:p text:style-name="Standard"/>
      <text:p text:style-name="Standard">The opposite of aimless isn't focused, </text:p>
      <text:p text:style-name="Standard">rather driftless. Untouched, unmoving, absent </text:p>
      <text:p text:style-name="Standard">of the glacial slides of ambition or interest.</text:p>
      <text:p text:style-name="Standard"/>
      <text:p text:style-name="Standard">Inert Earth. Inner turmoil being a sign of clinging </text:p>
      <text:p text:style-name="Standard">to an object (out of reach), but never reaching </text:p>
      <text:p text:style-name="Standard">at least having resaon for being in itself.</text:p>
      <text:p text:style-name="Standard"/>
      <text:p text:style-name="Standard">What do I have if I fear </text:p>
      <text:p text:style-name="Standard">nothing? What am I </text:p>
      <text:p text:style-name="Standard">missing if I have it all?</text:p>
      <text:p text:style-name="Standard"/>
      <text:p text:style-name="Standard">—</text:p>
      <text:p text:style-name="Standard"/>
      <text:p text:style-name="Standard">10/1/19</text:p>
      <text:p text:style-name="Standard"/>
      <text:p text:style-name="Standard">1. Be attractive. 2. Don't be unattractive.</text:p>
      <text:p text:style-name="Standard"/>
      <text:p text:style-name="Standard">Press all advantages</text:p>
      <text:p text:style-name="Standard">Question everything</text:p>
      <text:p text:style-name="Standard">Be honest and immediate</text:p>
      <text:p text:style-name="Standard">Be kind</text:p>
      <text:p text:style-name="Standard">Make fun</text:p>
      <text:p text:style-name="Standard"/>
      <text:p text:style-name="Standard">—</text:p>
      <text:p text:style-name="Standard"/>
      <text:p text:style-name="Standard">10/2/19</text:p>
      <text:p text:style-name="Standard"/>
      <text:p text:style-name="Standard">[It is difficult to shake the sense that we're arriving (or at least rapidly approaching) the terminal generations. Caterpillars in the Fall. Too late mosquitoes...] [That is to say]</text:p>
      <text:p text:style-name="Standard"/>
      <text:p text:style-name="Standard">There is great sadness in a caterpillar encountered in the Fall.</text:p>
      <text:p text:style-name="Standard">But nobility too, in the carrying on of business too late for anything </text:p>
      <text:p text:style-name="Standard">but its own comfort and convenience. Freedom even, in the obsolescence </text:p>
      <text:p text:style-name="Standard">of any presented danger. In fact, there is no danger greater than thinking too much </text:p>
      <text:p text:style-name="Standard">of the caterpillar in the Fall.</text:p>
      <text:p text:style-name="Standard"/>
      <text:p text:style-name="Standard">—</text:p>
      <text:p text:style-name="Standard"/>
      <text:p text:style-name="Standard">10/22/19</text:p>
      <text:p text:style-name="Standard"/>
      <text:p text:style-name="Standard">Lessons from playing games</text:p>
      <text:p text:style-name="Standard"/>
      <text:p text:style-name="Standard">-Press every advantage</text:p>
      <text:p text:style-name="Standard">-Take space</text:p>
      <text:p text:style-name="Standard">-Test patience (count on the frustration of being denied playing the game)</text:p>
      <text:p text:style-name="Standard">-Don't play into disadvantages</text:p>
      <text:p text:style-name="Standard">-Cede space first</text:p>
      <text:p text:style-name="Standard">-Make them play into you</text:p>
      <text:p text:style-name="Standard">-Be unpredictable but keep them honest</text:p>
      <text:p text:style-name="Standard"><text:soft-page-break/></text:p>
      <text:p text:style-name="P1">—</text:p>
      <text:p text:style-name="Standard"/>
      <text:p text:style-name="Standard">11/15/19</text:p>
      <text:p text:style-name="Standard"/>
      <text:p text:style-name="Standard">Bad poetry only poses </text:p>
      <text:p text:style-name="Standard">questions. Continually sets up.</text:p>
      <text:p text:style-name="Standard">Proposes and supposes,</text:p>
      <text:p text:style-name="Standard">but never turning over.</text:p>
      <text:p text:style-name="Standard"/>
      <text:p text:style-name="Standard">The best poetry comes as naturally</text:p>
      <text:p text:style-name="Standard">as the moementum of breath.</text:p>
      <text:p text:style-name="Standard">Doesn't ask. Says something.</text:p>
      <text:p text:style-name="Standard">Only in the silence of closing</text:p>
      <text:p text:style-name="Standard">do you begin to wonder.</text:p>
      <text:p text:style-name="Standard"/>
      <text:p text:style-name="P1">—</text:p>
      <text:p text:style-name="P1"/>
      <text:p text:style-name="P2">11/28/19</text:p>
      <text:p text:style-name="P2"/>
      <text:p text:style-name="P2">Few Things</text:p>
      <text:p text:style-name="P2"/>
      <text:p text:style-name="P2">You've seen very little so far</text:p>
      <text:p text:style-name="P2">Small wonder</text:p>
      <text:p text:style-name="P2">Though I know the all of it will</text:p>
      <text:p text:style-name="P2">happen in just a moment, I wish</text:p>
      <text:p text:style-name="P2">I could see your whole life right now</text:p>
      <text:p text:style-name="P2"/>
      <text:p text:style-name="P1">—</text:p>
      <text:p text:style-name="P2"/>
      <text:p text:style-name="P2">1/21/20</text:p>
      <text:p text:style-name="P2"/>
      <text:p text:style-name="P2">before me</text:p>
      <text:p text:style-name="P2">was them,</text:p>
      <text:p text:style-name="P2">is yo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57M30S</meta:editing-duration>
    <meta:editing-cycles>3</meta:editing-cycles>
    <meta:generator>OpenOffice/4.1.7$Win32 OpenOffice.org_project/417m1$Build-9800</meta:generator>
    <dc:date>2024-08-06T11:38:56.16</dc:date>
    <meta:document-statistic meta:table-count="0" meta:image-count="0" meta:object-count="0" meta:page-count="2" meta:paragraph-count="60" meta:word-count="299" meta:character-count="1682"/>
    <dc:creator>Lyndsy Showers</dc:creator>
    <meta:user-defined meta:name="Info 1"/>
    <meta:user-defined meta:name="Info 2"/>
    <meta:user-defined meta:name="Info 3"/>
    <meta:user-defined meta:name="Info 4"/>
  </office:meta>
</office:document-meta>
</file>